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בן פדידה</text:p>
      <text:p text:style-name="Text_20_body">אתר: <text:a xlink:type="simple" xlink:href="https://fedidat.com" office:name=""><text:span text:style-name="Definition">https://fedidat.com</text:span></text:a><text:line-break/>דוא"ל: <text:a xlink:type="simple" xlink:href="mailto:ben@fedidat.com" office:name=""><text:span text:style-name="Definition">ben@fedidat.com</text:span></text:a><text:line-break/>GitHub: <text:a xlink:type="simple" xlink:href="https://github.com/fedidat" office:name=""><text:span text:style-name="Definition">https://github.com/fedidat</text:span></text:a><text:line-break/>טלפון: +972-52-444-9766</text:p>
      <text:h text:style-name="Heading_20_2" text:outline-level="2"><text:bookmark-start text:name="ניסיון-תעסוקתי"/>ניסיון תעסוקתי<text:bookmark-end text:name="ניסיון-תעסוקתי"/></text:h>
      <text:p text:style-name="First_20_paragraph">אפריל 2019 - היום: <text:span text:style-name="T1">מפתח תוכנה אצל אמזון</text:span></text:p>
      <text:list text:style-name="L1">
        <text:list-item>
          <text:p text:style-name="P1">מפתח Java</text:p>
        </text:list-item>
      </text:list>
      <text:p text:style-name="First_20_paragraph">יוני 2015 - מרץ 2019: <text:span text:style-name="T1">שירות צבאי בחיל האוויר, יחידת אופק</text:span></text:p>
      <text:list text:style-name="L2">
        <text:list-item>
          <text:p text:style-name="P2">מתכנת Java וכונן עבור הליבה של מערכות גדולות ומבצעיות</text:p>
        </text:list-item>
        <text:list-item>
          <text:p text:style-name="P2">פיתוח שירותים חדשים ומודרניים, כולל ארכיטקטורה ולוגיקה עסקית</text:p>
        </text:list-item>
        <text:list-item>
          <text:p text:style-name="P2">הובלתי שינוי של תצורות לcontainer-ים ומודרניזציה של תהליכי build ו-CI</text:p>
        </text:list-item>
        <text:list-item>
          <text:p text:style-name="P2">תפקיד עיקרי במיגרציה מסיבית בין תשתיות שרתי אפליקציה</text:p>
        </text:list-item>
        <text:list-item>
          <text:p text:style-name="P2">פתירת עשרות תקלות קשורות ללוגיקה, ביצועים, אמינות ושרידות</text:p>
        </text:list-item>
        <text:list-item>
          <text:p text:style-name="P2">השלמת קורס קצינים, שירות עד דרגת סרן</text:p>
        </text:list-item>
      </text:list>
      <text:p text:style-name="First_20_paragraph">אפריל 2014 - יוני 2015: <text:span text:style-name="T1">שירות צבאי בחיל התקשוב - לוט"ם</text:span></text:p>
      <text:list text:style-name="L3">
        <text:list-item>
          <text:p text:style-name="P3">ענף המהנדס הראשי וה-CTO: חוקר ומתכנת מדגימים טכנולוגיים עם מערכות משובצות</text:p>
        </text:list-item>
        <text:list-item>
          <text:p text:style-name="P3">יחידת מצפ"ן: מפתח דוחות סטטיסטים ב-SAP ERP בסביבת BI, ב-full stack ו-d3.js</text:p>
        </text:list-item>
      </text:list>
      <text:h text:style-name="Heading_20_2" text:outline-level="2"><text:bookmark-start text:name="השכלה"/>השכלה<text:bookmark-end text:name="השכלה"/></text:h>
      <text:p text:style-name="First_20_paragraph">2009-2013: <text:span text:style-name="T1">תואר ראשון בהנדסת מערכות תקשורת</text:span>; המרכז האקדמי לב (מכון לב), ירושלים, <text:span text:style-name="T2">בהצטיינות, ממוצע 92.4</text:span></text:p>
      <text:p text:style-name="Text_20_body">2007-2010: <text:span text:style-name="T1">בגרות מדעית</text:span>; בית ספר לוסיין דה הירש (פריז), <text:span text:style-name="T2">התמחות: מתמטיקה</text:span></text:p>
      <text:h text:style-name="Heading_20_2" text:outline-level="2"><text:bookmark-start text:name="הצטיינויות-פרסומים-והכשרות"/>הצטיינויות, פרסומים והכשרות<text:bookmark-end text:name="הצטיינויות-פרסומים-והכשרות"/></text:h>
      <text:list text:style-name="L4">
        <text:list-item>
          <text:p text:style-name="P4"><text:span text:style-name="T1">מלגות הצטיינות</text:span> של שנות לימודים <text:span text:style-name="T1">תשע</text:span>“<text:span text:style-name="T1">ב ותשע</text:span>”<text:span text:style-name="T1">ג</text:span> של המרכז האקדמי לב (מכון לב)</text:p>
        </text:list-item>
        <text:list-item>
          <text:p text:style-name="P4"><text:span text:style-name="T1">ציון בחינה פסיכומטרית</text:span>: <text:span text:style-name="T1">724/800</text:span> לפי שקלול סטנדרטי, <text:span text:style-name="T1">741/800</text:span> לפי שיקלול כמותי</text:p>
        </text:list-item>
        <text:list-item>
          <text:p text:style-name="P4">תעודת הערכה ממפקד היחידה (סא"ל) לשנת 2019.</text:p>
        </text:list-item>
        <text:list-item>
          <text:p text:style-name="P4">הכשרת CCNA (Cisco Certified Network Associate), ציון 893/1000</text:p>
        </text:list-item>
        <text:list-item>
          <text:p text:style-name="P4">[נייר] Mirsky, Y., Fedidat, B., &amp; Haddad, Y. A harmonic based encryption and decryption system for waveform signals. Patent WO2015097312A1, 26 Dec. 2013.</text:p>
        </text:list-item>
        <text:list-item>
          <text:p text:style-name="P4">[פטנט] Mirsky, Y., Fedidat, B., &amp; Haddad, Y. (2019). Physical Layer Encryption using a Vernam Cipher. arXiv, arXiv-1910.</text:p>
        </text:list-item>
      </text:list>
      <text:h text:style-name="Heading_20_2" text:outline-level="2"><text:bookmark-start text:name="ידע-טכנולוגי"/>ידע טכנולוגי<text:bookmark-end text:name="ידע-טכנולוגי"/></text:h>
      <text:p text:style-name="First_20_paragraph"><text:span text:style-name="T1">שפות תכנות</text:span>:</text:p>
      <text:list text:style-name="L5">
        <text:list-item>
          <text:p text:style-name="P5">רמה מקצועית: Java (Spring Boot, Tomcat, JPA)</text:p>
        </text:list-item>
        <text:list-item>
          <text:p text:style-name="P5">ידע נוכחי: PL/SQL, JavaScript/Node/Typescript, Python, Bash, Golang</text:p>
        </text:list-item>
        <text:list-item>
          <text:p text:style-name="P5">נסיון קודם: C/C++, C#.NET, Kotlin, PHP</text:p>
        </text:list-item>
      </text:list>
      <text:p text:style-name="First_20_paragraph"><text:span text:style-name="T1">כלים</text:span>:</text:p>
      <text:list text:style-name="L6">
        <text:list-item>
          <text:p text:style-name="P6"><text:span text:style-name="T2">סביבות פיתוח</text:span>: Eclipse, IntelliJ IDEA, Visual Studio, Visual Studio Code</text:p>
        </text:list-item>
        <text:list-item>
          <text:p text:style-name="P6"><text:span text:style-name="T2">כלי פיתוח</text:span>: Git, Gradle, Maven, Ivy, Ant, Jenkins CI, Docker, Atlassian Bamboo, Red Hat Openshift</text:p>
        </text:list-item>
        <text:list-item>
          <text:p text:style-name="P6"><text:span text:style-name="T2">כלים אחרים</text:span>: תוכנות משרדיות (Microsoft Word, Excel, Outlook, Powerpoint, Visio, VBA Macros), MATLAB, Wireshark, JUnit</text:p>
        </text:list-item>
      </text:list>
      <text:p text:style-name="First_20_paragraph"><text:span text:style-name="T1">ידע נוסף</text:span>: ידע בשיטות ומינוח הנדסה, בפיתוח web (שרת ולקוח), אלקטרוניקה וחשמל, סטטיסטיקה, מערכות משובצות,ניהול ואבטחת רשתות, רשתות WAN/MAN/LAN, מחסנית פרוטוקולים TCP-IP, רשתות ניידות, נסיון במערכות הפעלה Windows ו GNU/Linux, CI/CD, סקריפטים ואוטומציה.</text:p>
      <text:h text:style-name="Heading_20_2" text:outline-level="2"><text:bookmark-start text:name="שפות"/>שפות<text:bookmark-end text:name="שפות"/></text:h>
      <text:p text:style-name="First_20_paragraph">עברית: שליטה מלאה<text:line-break/>אנגלית: שליטה מלאה (8.5/9 במבחן IELTS)<text:line-break/>צרפתית: שפת אם (TEF רמה C2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David" svg:font-family="David" style:font-adornments="Bold" style:font-pitch="variable"/>
    <style:font-face style:name="David1" svg:font-family="David" style:font-adornments="Regular" style:font-pitch="variable"/>
    <style:font-face style:name="Sawasdee" svg:font-family="Sawasdee" style:font-adornments="Bold" style:font-pitch="variable"/>
    <style:font-face style:name="Sawasdee1" svg:font-family="Sawasdee" style:font-adornments="Regular" style:font-pitch="variable"/>
    <style:font-face style:name="CMU Serif" svg:font-family="'CMU Serif'" style:font-adornments="Roman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loext:contextual-spacing="false" fo:line-height="107%" fo:text-align="end" style:justify-single-word="false" style:writing-mode="rl-tb"/>
      <style:text-properties style:font-name="CMU Serif" fo:font-family="'CMU Serif'" style:font-style-name="Roman" style:font-family-generic="roman" style:font-pitch="variable" fo:font-size="10pt" fo:font-weight="normal" style:font-name-complex="David1" style:font-family-complex="David" style:font-style-name-complex="Regular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rl-tb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loext:contextual-spacing="false" fo:text-align="end" style:justify-single-word="false" style:shadow="none" style:writing-mode="page"/>
      <style:text-properties fo:text-transform="uppercase" style:font-name="Sawasdee" fo:font-family="Sawasdee" style:font-style-name="Bold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99ccff"/>
      <style:paragraph-properties fo:margin-top="0.1701in" fo:margin-bottom="0.0201in" loext:contextual-spacing="false" fo:background-color="transparent" fo:padding="0.0201in" fo:border-left="none" fo:border-right="none" fo:border-top="none" fo:border-bottom="0.06pt solid #000000" style:shadow="none"/>
      <style:text-properties fo:text-transform="uppercase" style:font-name="Sawasdee1" fo:font-family="Sawasdee" style:font-style-name="Regular" style:font-pitch="variabl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margin-top="0in" fo:margin-bottom="0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margin-top="0in" fo:margin-bottom="0in" loext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margin-top="0in" fo:margin-bottom="0in" loext:contextual-spacing="false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 style:master-page-name="">
      <loext:graphic-properties draw:fill="none" draw:fill-color="#99ccff"/>
      <style:paragraph-properties fo:margin-top="0in" fo:margin-bottom="0.1965in" loext:contextual-spacing="false" style:page-number="auto" fo:break-after="page" fo:background-color="transparent" fo:padding="0in" fo:border="none" style:shadow="none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List_20_Indent" style:display-name="List Indent" style:family="paragraph" style:parent-style-name="Text_20_body" style:class="text">
      <style:paragraph-properties fo:margin-left="2.5299in" fo:margin-right="0in" fo:text-indent="-2.4701in" style:auto-text-indent="false">
        <style:tab-stops/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rl-tb"/>
      <style:text-properties style:font-name="David" fo:font-family="David" style:font-style-name="Bold" style:font-pitch="variable" fo:font-size="28pt" fo:font-weight="bold" style:font-size-asian="28pt" style:font-weight-asian="bold" style:font-name-complex="David" style:font-family-complex="David" style:font-style-name-complex="Bold" style:font-pitch-complex="variable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Times New Roman1" fo:font-family="'Times New Roman'" style:font-style-name="Regular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style:font-name="CMU Serif" fo:font-family="'CMU Serif'" style:font-style-name="Roman" style:font-family-generic="roman" style:font-pitch="variable" style:text-underline-style="dash" style:text-underline-width="auto" style:text-underline-color="#b2b2b2" fo:font-weight="normal" fo:background-color="transparent" style:font-name-complex="David1" style:font-family-complex="David" style:font-style-name-complex="Regular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bullet text:level="1" text:style-name="Bullet_20_Symbols" text:bullet-char="➢">
        <style:list-level-properties text:min-label-width="0.55in"/>
        <style:text-properties fo:font-family="StarSymbol" style:font-charset="x-symbol"/>
      </text:list-level-style-bullet>
      <text:list-level-style-bullet text:level="2" text:style-name="Bullet_20_Symbols" text:bullet-char="">
        <style:list-level-properties text:space-before="0.1972in" text:min-label-width="0.55in"/>
        <style:text-properties fo:font-family="StarSymbol" style:font-charset="x-symbol"/>
      </text:list-level-style-bullet>
      <text:list-level-style-bullet text:level="3" text:style-name="Bullet_20_Symbols" text:bullet-char="">
        <style:list-level-properties text:space-before="0.3937in" text:min-label-width="0.55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5909in" text:min-label-width="0.55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7874in" text:min-label-width="0.55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9846in" text:min-label-width="0.55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1.1811in" text:min-label-width="0.55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1.3783in" text:min-label-width="0.55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1.5752in" text:min-label-width="0.55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772in" text:min-label-width="0.55in"/>
        <style:text-properties fo:font-family="StarSymbol" style:font-charset="x-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">
        <style:list-level-properties text:min-label-width="0.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5in" text:min-label-width="0.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in" text:min-label-width="0.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4in" text:min-label-width="0.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in" text:min-label-width="0.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3in" text:min-label-width="0.1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181in" text:min-label-width="0.118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2362in" text:min-label-width="0.118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3539in" text:min-label-width="0.118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472in" text:min-label-width="0.118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5902in" text:min-label-width="0.118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7091in" text:min-label-width="0.118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8272in" text:min-label-width="0.118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0.9453in" text:min-label-width="0.118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063in" text:min-label-width="0.1181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Bullet_20_Symbols" text:bullet-char="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7in" text:min-label-width="0.157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063in" fo:margin-bottom="0.5563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בן פדידה</dc:title>
    <dc:creator/>
    <meta:user-defined meta_name="dir" meta-value-type="string">rtl</meta:user-defined>
    <meta:user-defined meta_name="fontsize" meta-value-type="string">20pt</meta:user-defined>
  </office:meta>
</office:document-meta>
</file>